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CC" fo:font-size="10pt" style:font-size-asian="10pt" style:font-size-complex="10pt" fo:language="de" fo:country="DE" style:language-asian="de" style:country-asian="DE"/>
    </style:style>
    <style:style style:name="T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" style:parent-style-name="Absatz-Standardschriftart" style:family="text">
      <style:text-properties style:font-name="Courier New" style:font-name-asian="Times New Roman" style:font-name-complex="Courier New" fo:color="#606060" fo:font-size="10pt" style:font-size-asian="10pt" style:font-size-complex="10pt" fo:language="de" fo:country="DE" style:language-asian="de" style:country-asian="DE"/>
    </style:style>
    <style:style style:name="P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5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9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2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2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2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1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3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3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7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CC" fo:font-size="10pt" style:font-size-asian="10pt" style:font-size-complex="10pt" fo:language="de" fo:country="DE" style:language-asian="de" style:country-asian="DE"/>
    </style:style>
    <style:style style:name="P4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2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6" style:parent-style-name="Absatz-Standardschriftart" style:family="text">
      <style:text-properties style:font-name="Courier New" style:font-name-asian="Times New Roman" style:font-name-complex="Courier New" fo:color="#606060" fo:font-size="10pt" style:font-size-asian="10pt" style:font-size-complex="10pt" fo:language="de" fo:country="DE" style:language-asian="de" style:country-asian="DE"/>
    </style:style>
    <style:style style:name="P4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9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5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2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5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8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6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8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6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1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7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5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7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8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0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8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3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8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6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2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9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5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9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9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1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0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1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0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10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10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2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4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1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8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2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CC" fo:font-size="10pt" style:font-size-asian="10pt" style:font-size-complex="10pt" fo:language="de" fo:country="DE" style:language-asian="de" style:country-asian="DE"/>
    </style:style>
    <style:style style:name="P12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23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27" style:parent-style-name="Absatz-Standardschriftart" style:family="text">
      <style:text-properties style:font-name="Courier New" style:font-name-asian="Times New Roman" style:font-name-complex="Courier New" fo:color="#606060" fo:font-size="10pt" style:font-size-asian="10pt" style:font-size-complex="10pt" fo:language="de" fo:country="DE" style:language-asian="de" style:country-asian="DE"/>
    </style:style>
    <style:style style:name="P12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30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13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33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1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3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39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4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49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15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52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5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56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15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59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61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16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64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16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67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73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17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76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1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7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80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18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8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3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18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18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0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0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0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1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2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2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2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3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3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3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4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4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5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5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5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7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7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7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7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7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8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8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8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8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8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2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2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0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P30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30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9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31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31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4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31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6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3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32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3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3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2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CC" fo:font-size="10pt" style:font-size-asian="10pt" style:font-size-complex="10pt" fo:language="de" fo:country="DE" style:language-asian="de" style:country-asian="DE"/>
    </style:style>
    <style:style style:name="P32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7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3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32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3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3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3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4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4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5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5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5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7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7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7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7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7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8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8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8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8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8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3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3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0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0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0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1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2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2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2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3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3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3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4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4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5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P45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45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5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7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7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7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7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7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8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8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8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8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8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4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4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0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0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0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1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2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2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2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3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3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3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4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4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5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5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5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7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P57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57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6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5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7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80" style:parent-style-name="Absatz-Standardschriftart" style:family="text">
      <style:text-properties style:font-name="Courier New" style:font-name-asian="Times New Roman" style:font-name-complex="Courier New" fo:color="#606060" fo:font-size="10pt" style:font-size-asian="10pt" style:font-size-complex="10pt" fo:language="de" fo:country="DE" style:language-asian="de" style:country-asian="DE"/>
    </style:style>
    <style:style style:name="P58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83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58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8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CC" fo:font-size="10pt" style:font-size-asian="10pt" style:font-size-complex="10pt" fo:language="de" fo:country="DE" style:language-asian="de" style:country-asian="DE"/>
    </style:style>
    <style:style style:name="T5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90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5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5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5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59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00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6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60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7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6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60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6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2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2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2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3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3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3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4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4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5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5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5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7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7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7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7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7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8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8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8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8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8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6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6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0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0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0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1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2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2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2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P73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73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3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3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4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4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5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5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5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7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7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7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7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7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8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8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8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8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8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7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7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0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0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0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1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2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2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2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3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3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3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4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4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5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5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P85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85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7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7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7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7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7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8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8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8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8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8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8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8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0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0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0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1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92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2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92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92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26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P92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2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CC" fo:font-size="10pt" style:font-size-asian="10pt" style:font-size-complex="10pt" fo:language="de" fo:country="DE" style:language-asian="de" style:country-asian="DE"/>
    </style:style>
    <style:style style:name="T9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33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9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3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3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94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43" style:parent-style-name="Absatz-Standardschriftart" style:family="text">
      <style:text-properties style:font-name="Courier New" style:font-name-asian="Times New Roman" style:font-name-complex="Courier New" fo:color="#800000" fo:font-size="10pt" style:font-size-asian="10pt" style:font-size-complex="10pt" fo:language="de" fo:country="DE" style:language-asian="de" style:country-asian="DE"/>
    </style:style>
    <style:style style:name="T9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94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0" style:parent-style-name="Absatz-Standardschriftart" style:family="text">
      <style:text-properties style:font-name="Courier New" style:font-name-asian="Times New Roman" style:font-name-complex="Courier New" fo:color="#0000CC" fo:font-size="10pt" style:font-size-asian="10pt" style:font-size-complex="10pt" fo:language="de" fo:country="DE" style:language-asian="de" style:country-asian="DE"/>
    </style:style>
    <style:style style:name="T9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P95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5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7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7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7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7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7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8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8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8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8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8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9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9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0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0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0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P10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10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2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2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2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3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3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3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3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3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3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3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4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4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4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4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4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4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4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4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4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4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5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5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5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5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5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5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5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5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5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5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6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6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6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6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6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6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6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6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6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6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7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7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7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7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7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7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7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7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7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7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8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8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8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8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8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8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8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8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8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8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9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9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9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9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9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9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9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9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09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09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0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0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0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0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0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0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0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0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0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0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1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1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1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1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1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1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1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1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1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1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2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2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2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23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24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25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26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27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28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29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30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T1131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fo:language="de" fo:country="DE" style:language-asian="de" style:country-asian="DE"/>
    </style:style>
    <style:style style:name="T1132" style:parent-style-name="Absatz-Standardschriftart" style:family="text">
      <style:text-properties style:font-name="Courier New" style:font-name-asian="Times New Roman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 fo:language="de" fo:country="DE" style:language-asian="de" style:country-asian="DE"/>
    </style:style>
    <style:style style:name="P113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113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113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6" style:parent-style-name="Absatz-Standardschriftart" style:family="text">
      <style:text-properties style:font-name="Courier New" style:font-name-asian="Times New Roman" style:font-name-complex="Courier New" fo:color="#606060" fo:font-size="10pt" style:font-size-asian="10pt" style:font-size-complex="10pt" fo:language="de" fo:country="DE" style:language-asian="de" style:country-asian="DE"/>
    </style:style>
  </office:automatic-styles>
  <office:body>
    <office:text text:use-soft-page-breaks="true">
      <text:p text:style-name="P1"><text:span text:style-name="T2">\chapter{Einleitung}\label{chapter:kapitellabel}</text:span><text:span text:style-name="T3"><text:s/></text:span><text:span text:style-name="T4">%%%%%%%%%%%%%%%%%%%%%%%%%%%%</text:span></text:p>
      <text:p text:style-name="P5"><text:span text:style-name="T6"><text:s/>Itaque earum rerum hic tenetur a sapiente delectus, ut aut reiciendis voluptatibus maiores alias consequatur aut perferendis doloribus asperiores repellat</text:span><text:span text:style-name="T7">\cite</text:span><text:span text:style-name="T8">{aho:dragonbook}. See<text:s/></text:span><text:span text:style-name="T9">Table</text:span><text:span text:style-name="T10"><text:s/>~</text:span><text:span text:style-name="T11">\ref</text:span><text:span text:style-name="T12">{table:</text:span><text:span text:style-name="T13">speedup1</text:span><text:span text:style-name="T14">} and ~</text:span><text:span text:style-name="T15">\ref</text:span><text:span text:style-name="T16">{table:</text:span><text:span text:style-name="T17">speedup1</text:span><text:span text:style-name="T18">} and<text:s/></text:span><text:span text:style-name="T19">\ref</text:span><text:span text:style-name="T20">{figure:</text:span><text:span text:style-name="T21">helloworld</text:span><text:span text:style-name="T22">}.</text:span></text:p>
      <text:p text:style-name="P23"/>
      <text:p text:style-name="P24"><text:span text:style-name="T25">\begin</text:span><text:span text:style-name="T26">{table}[!</text:span><text:span text:style-name="T27">th</text:span><text:span text:style-name="T28">]</text:span></text:p>
      <text:p text:style-name="P29"><text:span text:style-name="T30"><text:s text:c="2"/></text:span><text:span text:style-name="T31">\renewcommand</text:span><text:span text:style-name="T32">{</text:span><text:span text:style-name="T33">\arraystretch</text:span><text:span text:style-name="T34">}{1.3}</text:span></text:p>
      <text:p text:style-name="P35"><text:span text:style-name="T36"><text:s text:c="2"/></text:span><text:span text:style-name="T37">\caption</text:span><text:span text:style-name="T38">{Speed-Up Table I}</text:span><text:span text:style-name="T39">\label{table:speedup1}</text:span></text:p>
      <text:p text:style-name="P40"><text:span text:style-name="T41"><text:s text:c="2"/></text:span><text:span text:style-name="T42">\vspace</text:span><text:span text:style-name="T43">{</text:span><text:span text:style-name="T44">4mm</text:span><text:span text:style-name="T45">}<text:s/></text:span><text:span text:style-name="T46">% hack</text:span></text:p>
      <text:p text:style-name="P47"><text:span text:style-name="T48"><text:s text:c="2"/></text:span><text:span text:style-name="T49">\centering</text:span></text:p>
      <text:p text:style-name="P50"><text:span text:style-name="T51"><text:s text:c="4"/></text:span><text:span text:style-name="T52">\begin</text:span><text:span text:style-name="T53">{tabular}{</text:span><text:span text:style-name="T54">|l||r|r|r|</text:span><text:span text:style-name="T55">}</text:span></text:p>
      <text:p text:style-name="P56"><text:span text:style-name="T57"><text:s text:c="6"/></text:span><text:span text:style-name="T58">\hline</text:span><text:span text:style-name="T59"><text:s text:c="6"/></text:span></text:p>
      <text:p text:style-name="P60"><text:span text:style-name="T61"><text:s text:c="6"/></text:span><text:span text:style-name="T62">program</text:span><text:span text:style-name="T63"><text:s text:c="12"/>&amp;<text:s/></text:span><text:span text:style-name="T64">basline</text:span><text:span text:style-name="T65"><text:s text:c="3"/>&amp; algorithm 1 <text:s/>&amp;<text:s/></text:span><text:span text:style-name="T66">alogrithm</text:span><text:span text:style-name="T67"><text:s/>2</text:span><text:span text:style-name="T68">\\</text:span></text:p>
      <text:p text:style-name="P69"><text:span text:style-name="T70"><text:s text:c="6"/></text:span><text:span text:style-name="T71">\hline</text:span><text:span text:style-name="T72"><text:s text:c="6"/></text:span></text:p>
      <text:p text:style-name="P73"><text:span text:style-name="T74"><text:s text:c="6"/></text:span><text:span text:style-name="T75">\hline</text:span></text:p>
      <text:p text:style-name="P76"><text:span text:style-name="T77"><text:s text:c="6"/>{</text:span><text:span text:style-name="T78">\tt</text:span><text:span text:style-name="T79"><text:s/>simple} <text:s text:c="6"/>&amp; <text:s/>30 sec <text:s text:c="2"/>&amp; <text:s/>20 sec <text:s text:c="5"/>&amp; <text:s/>18 sec <text:s text:c="4"/></text:span><text:span text:style-name="T80">\\</text:span></text:p>
      <text:p text:style-name="P81"><text:span text:style-name="T82"><text:s text:c="6"/></text:span><text:span text:style-name="T83">\hline</text:span></text:p>
      <text:p text:style-name="P84"><text:span text:style-name="T85"><text:s text:c="6"/>{</text:span><text:span text:style-name="T86">\tt</text:span><text:span text:style-name="T87"><text:s/></text:span><text:span text:style-name="T88">hello</text:span><text:span text:style-name="T89"><text:s/></text:span><text:span text:style-name="T90">world</text:span><text:span text:style-name="T91">} <text:s/>&amp; <text:s/>43 sec <text:s text:c="2"/>&amp; <text:s/>27 sec <text:s text:c="5"/>&amp; <text:s/>28 sec <text:s text:c="4"/></text:span><text:span text:style-name="T92">\\</text:span></text:p>
      <text:p text:style-name="P93"><text:span text:style-name="T94"><text:s text:c="6"/></text:span><text:span text:style-name="T95">\hline</text:span><text:span text:style-name="T96"><text:s text:c="6"/></text:span></text:p>
      <text:p text:style-name="P97"><text:span text:style-name="T98"><text:s text:c="4"/></text:span><text:span text:style-name="T99">\end</text:span><text:span text:style-name="T100">{tabular}</text:span></text:p>
      <text:p text:style-name="P101"><text:span text:style-name="T102">\end</text:span><text:span text:style-name="T103">{table}</text:span></text:p>
      <text:p text:style-name="P104"/>
      <text:p text:style-name="P105"><text:span text:style-name="T106">\begin</text:span><text:span text:style-name="T107">{table}[!</text:span><text:span text:style-name="T108">th</text:span><text:span text:style-name="T109">]</text:span></text:p>
      <text:p text:style-name="P110"><text:span text:style-name="T111"><text:s text:c="2"/></text:span><text:span text:style-name="T112">\renewcommand</text:span><text:span text:style-name="T113">{</text:span><text:span text:style-name="T114">\arraystretch</text:span><text:span text:style-name="T115">}{1.3}</text:span></text:p>
      <text:p text:style-name="P116"><text:span text:style-name="T117"><text:s text:c="2"/></text:span><text:span text:style-name="T118">\caption</text:span><text:span text:style-name="T119">{Speed-Up Table II}</text:span><text:span text:style-name="T120">\label{table:speedup2}</text:span></text:p>
      <text:p text:style-name="P121"><text:span text:style-name="T122"><text:s text:c="2"/></text:span><text:span text:style-name="T123">\vspace</text:span><text:span text:style-name="T124">{</text:span><text:span text:style-name="T125">4mm</text:span><text:span text:style-name="T126">}<text:s/></text:span><text:span text:style-name="T127">% hack</text:span></text:p>
      <text:p text:style-name="P128"><text:span text:style-name="T129"><text:s text:c="2"/></text:span><text:span text:style-name="T130">\centering</text:span></text:p>
      <text:p text:style-name="P131"><text:span text:style-name="T132"><text:s text:c="4"/></text:span><text:span text:style-name="T133">\begin</text:span><text:span text:style-name="T134">{tabular}{</text:span><text:span text:style-name="T135">|l||r|r|r|</text:span><text:span text:style-name="T136">}</text:span></text:p>
      <text:p text:style-name="P137"><text:span text:style-name="T138"><text:s text:c="6"/></text:span><text:span text:style-name="T139">\hline</text:span><text:span text:style-name="T140"><text:s text:c="6"/></text:span></text:p>
      <text:p text:style-name="P141"><text:span text:style-name="T142"><text:s text:c="6"/></text:span><text:span text:style-name="T143">program</text:span><text:span text:style-name="T144"><text:s text:c="12"/>&amp;<text:s/></text:span><text:span text:style-name="T145">basline</text:span><text:span text:style-name="T146"><text:s text:c="3"/>&amp; algorithm 1 <text:s/>&amp;<text:s/></text:span><text:span text:style-name="T147">alogrithm</text:span><text:span text:style-name="T148"><text:s/>2</text:span><text:span text:style-name="T149">\\</text:span></text:p>
      <text:p text:style-name="P150"><text:span text:style-name="T151"><text:s text:c="6"/></text:span><text:span text:style-name="T152">\hline</text:span><text:span text:style-name="T153"><text:s text:c="6"/></text:span></text:p>
      <text:p text:style-name="P154"><text:span text:style-name="T155"><text:s text:c="6"/></text:span><text:span text:style-name="T156">\hline</text:span></text:p>
      <text:p text:style-name="P157"><text:span text:style-name="T158"><text:s text:c="6"/>{</text:span><text:span text:style-name="T159">\tt</text:span><text:span text:style-name="T160"><text:s/>simple} <text:s text:c="6"/>&amp; <text:s/>30 sec <text:s text:c="2"/>&amp; <text:s/>20 sec <text:s text:c="5"/>&amp; <text:s/>18 sec <text:s text:c="4"/></text:span><text:span text:style-name="T161">\\</text:span></text:p>
      <text:p text:style-name="P162"><text:span text:style-name="T163"><text:s text:c="6"/></text:span><text:span text:style-name="T164">\hline</text:span></text:p>
      <text:p text:style-name="P165"><text:span text:style-name="T166"><text:s text:c="6"/>{</text:span><text:span text:style-name="T167">\tt</text:span><text:span text:style-name="T168"><text:s/></text:span><text:span text:style-name="T169">hello</text:span><text:span text:style-name="T170"><text:s/></text:span><text:span text:style-name="T171">world</text:span><text:span text:style-name="T172">} <text:s/>&amp; <text:s/>43 sec <text:s text:c="2"/>&amp; <text:s/>27 sec <text:s text:c="5"/>&amp; <text:s/>28 sec <text:s text:c="4"/></text:span><text:span text:style-name="T173">\\</text:span></text:p>
      <text:p text:style-name="P174"><text:span text:style-name="T175"><text:s text:c="6"/></text:span><text:span text:style-name="T176">\hline</text:span><text:span text:style-name="T177"><text:s text:c="6"/></text:span></text:p>
      <text:p text:style-name="P178"><text:span text:style-name="T179"><text:s text:c="4"/></text:span><text:span text:style-name="T180">\end</text:span><text:span text:style-name="T181">{tabular}</text:span></text:p>
      <text:p text:style-name="P182"><text:span text:style-name="T183">\end</text:span><text:span text:style-name="T184">{table}</text:span></text:p>
      <text:p text:style-name="P185"><text:span text:style-name="T186">Lorem</text:span><text:span text:style-name="T187"><text:s/></text:span><text:span text:style-name="T188">ipsum</text:span><text:span text:style-name="T189"><text:s/></text:span><text:span text:style-name="T190">dolor</text:span><text:span text:style-name="T191"><text:s/></text:span><text:span text:style-name="T192">sit</text:span><text:span text:style-name="T193"><text:s/></text:span><text:span text:style-name="T194">amet</text:span><text:span text:style-name="T195">,<text:s/></text:span><text:span text:style-name="T196">consectetur</text:span><text:span text:style-name="T197"><text:s/></text:span><text:span text:style-name="T198">adipiscing</text:span><text:span text:style-name="T199"><text:s/></text:span><text:span text:style-name="T200">elit</text:span><text:span text:style-name="T201">,<text:s/></text:span><text:span text:style-name="T202">sed</text:span><text:span text:style-name="T203"><text:s/>do<text:s/></text:span><text:span text:style-name="T204">eiusmod</text:span><text:span text:style-name="T205"><text:s/></text:span><text:span text:style-name="T206">tempor</text:span><text:span text:style-name="T207"><text:s/></text:span><text:span text:style-name="T208">incididunt</text:span><text:span text:style-name="T209"><text:s/></text:span><text:span text:style-name="T210">ut</text:span><text:span text:style-name="T211"><text:s/></text:span><text:span text:style-name="T212">labore</text:span><text:span text:style-name="T213"><text:s/>et<text:s/></text:span><text:span text:style-name="T214">dolore</text:span><text:span text:style-name="T215"><text:s/></text:span><text:span text:style-name="T216">magna</text:span><text:span text:style-name="T217"><text:s/></text:span><text:span text:style-name="T218">aliqua</text:span><text:span text:style-name="T219">.<text:s/></text:span><text:span text:style-name="T220">Ut</text:span><text:span text:style-name="T221"><text:s/></text:span><text:span text:style-name="T222">enim</text:span><text:span text:style-name="T223"><text:s/>ad<text:s/></text:span><text:span text:style-name="T224">minim</text:span><text:span text:style-name="T225"><text:s/></text:span><text:span text:style-name="T226">veniam</text:span><text:span text:style-name="T227">,<text:s/></text:span><text:span text:style-name="T228">quis</text:span><text:span text:style-name="T229"><text:s/></text:span><text:span text:style-name="T230">nostrud</text:span><text:span text:style-name="T231"><text:s/></text:span><text:span text:style-name="T232">exercitation</text:span><text:span text:style-name="T233"><text:s/></text:span><text:span text:style-name="T234">ullamco</text:span><text:span text:style-name="T235"><text:s/></text:span><text:span text:style-name="T236">laboris</text:span><text:span text:style-name="T237"><text:s/></text:span><text:span text:style-name="T238">nisi</text:span><text:span text:style-name="T239"><text:s/></text:span><text:span text:style-name="T240">ut</text:span><text:span text:style-name="T241"><text:s/></text:span><text:span text:style-name="T242">aliquip</text:span><text:span text:style-name="T243"><text:s/>ex<text:s/></text:span><text:span text:style-name="T244">ea</text:span><text:span text:style-name="T245"><text:s/></text:span><text:span text:style-name="T246">commodo</text:span><text:span text:style-name="T247"><text:s/></text:span><text:span text:style-name="T248">consequat</text:span><text:span text:style-name="T249">.<text:s/></text:span><text:span text:style-name="T250">Duis</text:span><text:span text:style-name="T251"><text:s/></text:span><text:span text:style-name="T252">aute</text:span><text:span text:style-name="T253"><text:s/></text:span><text:span text:style-name="T254">irure</text:span><text:span text:style-name="T255"><text:s/></text:span><text:span text:style-name="T256">dolor</text:span><text:span text:style-name="T257"><text:s/>in<text:s/></text:span><text:span text:style-name="T258">reprehenderit</text:span><text:span text:style-name="T259"><text:s/>in<text:s/></text:span><text:span text:style-name="T260">voluptate</text:span><text:span text:style-name="T261"><text:s/></text:span><text:span text:style-name="T262">velit</text:span><text:span text:style-name="T263"><text:s/>esse<text:s/></text:span><text:span text:style-name="T264">cillum</text:span><text:span text:style-name="T265"><text:s/></text:span><text:span text:style-name="T266">dolore</text:span><text:span text:style-name="T267"><text:s/></text:span><text:span text:style-name="T268">eu</text:span><text:span text:style-name="T269"><text:s/></text:span><text:span text:style-name="T270">fugiat</text:span><text:span text:style-name="T271"><text:s/></text:span><text:span text:style-name="T272">nulla</text:span><text:span text:style-name="T273"><text:s/></text:span><text:span text:style-name="T274">pariatur</text:span><text:span text:style-name="T275">.<text:s/></text:span><text:span text:style-name="T276">Excepteur</text:span><text:span text:style-name="T277"><text:s/></text:span><text:span text:style-name="T278">sint</text:span><text:span text:style-name="T279"><text:s/></text:span><text:span text:style-name="T280">occaecat</text:span><text:span text:style-name="T281"><text:s/></text:span><text:span text:style-name="T282">cupidatat</text:span><text:span text:style-name="T283"><text:s/></text:span><text:span text:style-name="T284">non</text:span><text:span text:style-name="T285"><text:s/></text:span><text:span text:style-name="T286">proident</text:span><text:span text:style-name="T287">,<text:s/></text:span><text:span text:style-name="T288">sunt</text:span><text:span text:style-name="T289"><text:s/>in<text:s/></text:span><text:span text:style-name="T290">culpa</text:span><text:span text:style-name="T291"><text:s/></text:span><text:span text:style-name="T292">qui</text:span><text:span text:style-name="T293"><text:s/></text:span><text:span text:style-name="T294">officia</text:span><text:span text:style-name="T295"><text:s/></text:span><text:span text:style-name="T296">deserunt</text:span><text:span text:style-name="T297"><text:s/></text:span><text:span text:style-name="T298">mollit</text:span><text:span text:style-name="T299"><text:s/></text:span><text:span text:style-name="T300">anim</text:span><text:span text:style-name="T301"><text:s/></text:span><text:span text:style-name="T302">id</text:span><text:span text:style-name="T303"><text:s/></text:span><text:span text:style-name="T304">est</text:span><text:span text:style-name="T305"><text:s/></text:span><text:span text:style-name="T306">laborum</text:span></text:p>
      <text:p text:style-name="P307"/>
      <text:p text:style-name="P308"><text:span text:style-name="T309">\begin</text:span><text:span text:style-name="T310">{figure}[!</text:span><text:span text:style-name="T311">ht</text:span><text:span text:style-name="T312">]</text:span></text:p>
      <text:p text:style-name="P313"><text:span text:style-name="T314">\centering</text:span></text:p>
      <text:p text:style-name="P315"><text:span text:style-name="T316">\sourcecode</text:span><text:span text:style-name="T317">{</text:span><text:span text:style-name="T318">main</text:span><text:span text:style-name="T319">.</text:span><text:span text:style-name="T320">cpp</text:span><text:span text:style-name="T321">}</text:span></text:p>
      <text:p text:style-name="P322"><text:span text:style-name="T323">\caption</text:span><text:span text:style-name="T324">{Hello World Program}</text:span><text:span text:style-name="T325">\label{figure:helloworld}</text:span></text:p>
      <text:p text:style-name="P326"><text:span text:style-name="T327">\end</text:span><text:span text:style-name="T328">{figure}</text:span></text:p>
      <text:p text:style-name="P329"><text:span text:style-name="T330">Lorem</text:span><text:span text:style-name="T331"><text:s/></text:span><text:span text:style-name="T332">ipsum</text:span><text:span text:style-name="T333"><text:s/></text:span><text:span text:style-name="T334">dolor</text:span><text:span text:style-name="T335"><text:s/></text:span><text:span text:style-name="T336">sit</text:span><text:span text:style-name="T337"><text:s/></text:span><text:span text:style-name="T338">amet</text:span><text:span text:style-name="T339">,<text:s/></text:span><text:span text:style-name="T340">consectetur</text:span><text:span text:style-name="T341"><text:s/></text:span><text:span text:style-name="T342">adipiscing</text:span><text:span text:style-name="T343"><text:s/></text:span><text:span text:style-name="T344">elit</text:span><text:span text:style-name="T345">,<text:s/></text:span><text:span text:style-name="T346">sed</text:span><text:span text:style-name="T347"><text:s/>do<text:s/></text:span><text:span text:style-name="T348">eiusmod</text:span><text:span text:style-name="T349"><text:s/></text:span><text:span text:style-name="T350">tempor</text:span><text:span text:style-name="T351"><text:s/></text:span><text:span text:style-name="T352">incididunt</text:span><text:span text:style-name="T353"><text:s/></text:span><text:span text:style-name="T354">ut</text:span><text:span text:style-name="T355"><text:s/></text:span><text:span text:style-name="T356">labore</text:span><text:span text:style-name="T357"><text:s/>et<text:s/></text:span><text:span text:style-name="T358">dolore</text:span><text:span text:style-name="T359"><text:s/></text:span><text:span text:style-name="T360">magna</text:span><text:span text:style-name="T361"><text:s/></text:span><text:span text:style-name="T362">aliqua</text:span><text:span text:style-name="T363">.<text:s/></text:span><text:span text:style-name="T364">Ut</text:span><text:span text:style-name="T365"><text:s/></text:span><text:span text:style-name="T366">enim</text:span><text:span text:style-name="T367"><text:s/>ad<text:s/></text:span><text:span text:style-name="T368">minim</text:span><text:span text:style-name="T369"><text:s/></text:span><text:span text:style-name="T370">veniam</text:span><text:span text:style-name="T371">,<text:s/></text:span><text:span text:style-name="T372">quis</text:span><text:span text:style-name="T373"><text:s/></text:span><text:span text:style-name="T374">nostrud</text:span><text:span text:style-name="T375"><text:s/></text:span><text:span text:style-name="T376">exercitation</text:span><text:span text:style-name="T377"><text:s/></text:span><text:span text:style-name="T378">ullamco</text:span><text:span text:style-name="T379"><text:s/></text:span><text:span text:style-name="T380">laboris</text:span><text:span text:style-name="T381"><text:s/></text:span><text:span text:style-name="T382">nisi</text:span><text:span text:style-name="T383"><text:s/></text:span><text:span text:style-name="T384">ut</text:span><text:span text:style-name="T385"><text:s/></text:span><text:span text:style-name="T386">aliquip</text:span><text:span text:style-name="T387"><text:s/>ex<text:s/></text:span><text:span text:style-name="T388">ea</text:span><text:span text:style-name="T389"><text:s/></text:span><text:span text:style-name="T390">commodo</text:span><text:span text:style-name="T391"><text:s/></text:span><text:span text:style-name="T392">consequat</text:span><text:span text:style-name="T393">.<text:s/></text:span><text:span text:style-name="T394">Duis</text:span><text:span text:style-name="T395"><text:s/></text:span><text:span text:style-name="T396">aute</text:span><text:span text:style-name="T397"><text:s/></text:span><text:span text:style-name="T398">irure</text:span><text:span text:style-name="T399"><text:s/></text:span><text:span text:style-name="T400">dolor</text:span><text:span text:style-name="T401"><text:s/>in<text:s/></text:span><text:span text:style-name="T402">reprehenderit</text:span><text:span text:style-name="T403"><text:s/>in<text:s/></text:span><text:span text:style-name="T404">voluptate</text:span><text:span text:style-name="T405"><text:s/></text:span><text:span text:style-name="T406">velit</text:span><text:span text:style-name="T407"><text:s/>esse<text:s/></text:span><text:span text:style-name="T408">cillum</text:span><text:span text:style-name="T409"><text:s/></text:span><text:span text:style-name="T410">dolore</text:span><text:span text:style-name="T411"><text:s/></text:span><text:span text:style-name="T412">eu</text:span><text:span text:style-name="T413"><text:s/></text:span><text:span text:style-name="T414">fugiat</text:span><text:span text:style-name="T415"><text:s/></text:span><text:span text:style-name="T416">nulla</text:span><text:span text:style-name="T417"><text:s/></text:span><text:span text:style-name="T418">pariatur</text:span><text:span text:style-name="T419">.<text:s/></text:span><text:span text:style-name="T420">Excepteur</text:span><text:span text:style-name="T421"><text:s/></text:span><text:span text:style-name="T422">sint</text:span><text:span text:style-name="T423"><text:s/></text:span><text:span text:style-name="T424">occaecat</text:span><text:span text:style-name="T425"><text:s/></text:span><text:span text:style-name="T426">cupidatat</text:span><text:span text:style-name="T427"><text:s/></text:span><text:span text:style-name="T428">non</text:span><text:span text:style-name="T429"><text:s/></text:span><text:span text:style-name="T430">proident</text:span><text:span text:style-name="T431">,<text:s/></text:span><text:span text:style-name="T432">sunt</text:span><text:span text:style-name="T433"><text:s/>in<text:s/></text:span><text:span text:style-name="T434">culpa</text:span><text:span text:style-name="T435"><text:s/></text:span><text:span text:style-name="T436">qui</text:span><text:span text:style-name="T437"><text:s/></text:span><text:span text:style-name="T438">officia</text:span><text:span text:style-name="T439"><text:s/></text:span><text:span text:style-name="T440">deserunt</text:span><text:span text:style-name="T441"><text:s/></text:span><text:span text:style-name="T442">mollit</text:span><text:span text:style-name="T443"><text:s/></text:span><text:span text:style-name="T444">anim</text:span><text:span text:style-name="T445"><text:s/></text:span><text:span text:style-name="T446">id</text:span><text:span text:style-name="T447"><text:s/></text:span><text:span text:style-name="T448">est</text:span><text:span text:style-name="T449"><text:s/></text:span><text:span text:style-name="T450">laborum</text:span></text:p>
      <text:p text:style-name="P451"/>
      <text:p text:style-name="P452"><text:span text:style-name="T453">Lorem</text:span><text:span text:style-name="T454"><text:s/></text:span><text:span text:style-name="T455">ipsum</text:span><text:span text:style-name="T456"><text:s/></text:span><text:span text:style-name="T457">dolor</text:span><text:span text:style-name="T458"><text:s/></text:span><text:span text:style-name="T459">sit</text:span><text:span text:style-name="T460"><text:s/></text:span><text:span text:style-name="T461">amet</text:span><text:span text:style-name="T462">,<text:s/></text:span><text:span text:style-name="T463">consectetur</text:span><text:span text:style-name="T464"><text:s/></text:span><text:span text:style-name="T465">adipiscing</text:span><text:span text:style-name="T466"><text:s/></text:span><text:span text:style-name="T467">elit</text:span><text:span text:style-name="T468">,<text:s/></text:span><text:span text:style-name="T469">sed</text:span><text:span text:style-name="T470"><text:s/>do<text:s/></text:span><text:span text:style-name="T471">eiusmod</text:span><text:span text:style-name="T472"><text:s/></text:span><text:span text:style-name="T473">tempor</text:span><text:span text:style-name="T474"><text:s/></text:span><text:span text:style-name="T475">incididunt</text:span><text:span text:style-name="T476"><text:s/></text:span><text:span text:style-name="T477">ut</text:span><text:span text:style-name="T478"><text:s/></text:span><text:span text:style-name="T479">labore</text:span><text:span text:style-name="T480"><text:s/>et<text:s/></text:span><text:span text:style-name="T481">dolore</text:span><text:span text:style-name="T482"><text:s/></text:span><text:span text:style-name="T483">magna</text:span><text:span text:style-name="T484"><text:s/></text:span><text:span text:style-name="T485">aliqua</text:span><text:span text:style-name="T486">.<text:s/></text:span><text:span text:style-name="T487">Ut</text:span><text:span text:style-name="T488"><text:s/></text:span><text:span text:style-name="T489">enim</text:span><text:span text:style-name="T490"><text:s/>ad<text:s/></text:span><text:span text:style-name="T491">minim</text:span><text:span text:style-name="T492"><text:s/></text:span><text:soft-page-break/><text:span text:style-name="T493">veniam</text:span><text:span text:style-name="T494">,<text:s/></text:span><text:span text:style-name="T495">quis</text:span><text:span text:style-name="T496"><text:s/></text:span><text:span text:style-name="T497">nostrud</text:span><text:span text:style-name="T498"><text:s/></text:span><text:span text:style-name="T499">exercitation</text:span><text:span text:style-name="T500"><text:s/></text:span><text:span text:style-name="T501">ullamco</text:span><text:span text:style-name="T502"><text:s/></text:span><text:span text:style-name="T503">laboris</text:span><text:span text:style-name="T504"><text:s/></text:span><text:span text:style-name="T505">nisi</text:span><text:span text:style-name="T506"><text:s/></text:span><text:span text:style-name="T507">ut</text:span><text:span text:style-name="T508"><text:s/></text:span><text:span text:style-name="T509">aliquip</text:span><text:span text:style-name="T510"><text:s/>ex<text:s/></text:span><text:span text:style-name="T511">ea</text:span><text:span text:style-name="T512"><text:s/></text:span><text:span text:style-name="T513">commodo</text:span><text:span text:style-name="T514"><text:s/></text:span><text:span text:style-name="T515">consequat</text:span><text:span text:style-name="T516">.<text:s/></text:span><text:span text:style-name="T517">Duis</text:span><text:span text:style-name="T518"><text:s/></text:span><text:span text:style-name="T519">aute</text:span><text:span text:style-name="T520"><text:s/></text:span><text:span text:style-name="T521">irure</text:span><text:span text:style-name="T522"><text:s/></text:span><text:span text:style-name="T523">dolor</text:span><text:span text:style-name="T524"><text:s/>in<text:s/></text:span><text:span text:style-name="T525">reprehenderit</text:span><text:span text:style-name="T526"><text:s/>in<text:s/></text:span><text:span text:style-name="T527">voluptate</text:span><text:span text:style-name="T528"><text:s/></text:span><text:span text:style-name="T529">velit</text:span><text:span text:style-name="T530"><text:s/>esse<text:s/></text:span><text:span text:style-name="T531">cillum</text:span><text:span text:style-name="T532"><text:s/></text:span><text:span text:style-name="T533">dolore</text:span><text:span text:style-name="T534"><text:s/></text:span><text:span text:style-name="T535">eu</text:span><text:span text:style-name="T536"><text:s/></text:span><text:span text:style-name="T537">fugiat</text:span><text:span text:style-name="T538"><text:s/></text:span><text:span text:style-name="T539">nulla</text:span><text:span text:style-name="T540"><text:s/></text:span><text:span text:style-name="T541">pariatur</text:span><text:span text:style-name="T542">.<text:s/></text:span><text:span text:style-name="T543">Excepteur</text:span><text:span text:style-name="T544"><text:s/></text:span><text:span text:style-name="T545">sint</text:span><text:span text:style-name="T546"><text:s/></text:span><text:span text:style-name="T547">occaecat</text:span><text:span text:style-name="T548"><text:s/></text:span><text:span text:style-name="T549">cupidatat</text:span><text:span text:style-name="T550"><text:s/></text:span><text:span text:style-name="T551">non</text:span><text:span text:style-name="T552"><text:s/></text:span><text:span text:style-name="T553">proident</text:span><text:span text:style-name="T554">,<text:s/></text:span><text:span text:style-name="T555">sunt</text:span><text:span text:style-name="T556"><text:s/>in<text:s/></text:span><text:span text:style-name="T557">culpa</text:span><text:span text:style-name="T558"><text:s/></text:span><text:span text:style-name="T559">qui</text:span><text:span text:style-name="T560"><text:s/></text:span><text:span text:style-name="T561">officia</text:span><text:span text:style-name="T562"><text:s/></text:span><text:span text:style-name="T563">deserunt</text:span><text:span text:style-name="T564"><text:s/></text:span><text:span text:style-name="T565">mollit</text:span><text:span text:style-name="T566"><text:s/></text:span><text:span text:style-name="T567">anim</text:span><text:span text:style-name="T568"><text:s/></text:span><text:span text:style-name="T569">id</text:span><text:span text:style-name="T570"><text:s/></text:span><text:span text:style-name="T571">est</text:span><text:span text:style-name="T572"><text:s/></text:span><text:span text:style-name="T573">laborum</text:span></text:p>
      <text:p text:style-name="P574"/>
      <text:p text:style-name="P575"><text:span text:style-name="T576">\begin</text:span><text:span text:style-name="T577">{figure}[!</text:span><text:span text:style-name="T578">ht</text:span><text:span text:style-name="T579">]<text:s/></text:span><text:span text:style-name="T580">% see https://en.wikibooks.org/wiki/LaTeX/Floats,_Figures_and_Captions for placement parameters</text:span></text:p>
      <text:p text:style-name="P581"><text:span text:style-name="T582"><text:s text:c="2"/></text:span><text:span text:style-name="T583">\centering</text:span></text:p>
      <text:p text:style-name="P584"><text:span text:style-name="T585"><text:s text:c="2"/></text:span><text:span text:style-name="T586">\includegraphics</text:span><text:span text:style-name="T587">[</text:span><text:span text:style-name="T588">width</text:span><text:span text:style-name="T589">=0.5</text:span><text:span text:style-name="T590">\textwidth</text:span><text:span text:style-name="T591">]{</text:span><text:span text:style-name="T592">images</text:span><text:span text:style-name="T593">/</text:span><text:span text:style-name="T594">gull</text:span><text:span text:style-name="T595">.</text:span><text:span text:style-name="T596">png</text:span><text:span text:style-name="T597">}</text:span></text:p>
      <text:p text:style-name="P598"><text:span text:style-name="T599"><text:s text:c="2"/></text:span><text:span text:style-name="T600">\caption</text:span><text:span text:style-name="T601">{A picture<text:s/></text:span><text:span text:style-name="T602">of</text:span><text:span text:style-name="T603"><text:s/>a<text:s/></text:span><text:span text:style-name="T604">gull</text:span><text:span text:style-name="T605">.}</text:span></text:p>
      <text:p text:style-name="P606"><text:span text:style-name="T607">\end</text:span><text:span text:style-name="T608">{figure}</text:span></text:p>
      <text:p text:style-name="P609"/>
      <text:p text:style-name="P610"><text:span text:style-name="T611">Lorem</text:span><text:span text:style-name="T612"><text:s/></text:span><text:span text:style-name="T613">ipsum</text:span><text:span text:style-name="T614"><text:s/></text:span><text:span text:style-name="T615">dolor</text:span><text:span text:style-name="T616"><text:s/></text:span><text:span text:style-name="T617">sit</text:span><text:span text:style-name="T618"><text:s/></text:span><text:span text:style-name="T619">amet</text:span><text:span text:style-name="T620">,<text:s/></text:span><text:span text:style-name="T621">consectetur</text:span><text:span text:style-name="T622"><text:s/></text:span><text:span text:style-name="T623">adipiscing</text:span><text:span text:style-name="T624"><text:s/></text:span><text:span text:style-name="T625">elit</text:span><text:span text:style-name="T626">,<text:s/></text:span><text:span text:style-name="T627">sed</text:span><text:span text:style-name="T628"><text:s/>do<text:s/></text:span><text:span text:style-name="T629">eiusmod</text:span><text:span text:style-name="T630"><text:s/></text:span><text:span text:style-name="T631">tempor</text:span><text:span text:style-name="T632"><text:s/></text:span><text:span text:style-name="T633">incididunt</text:span><text:span text:style-name="T634"><text:s/></text:span><text:span text:style-name="T635">ut</text:span><text:span text:style-name="T636"><text:s/></text:span><text:span text:style-name="T637">labore</text:span><text:span text:style-name="T638"><text:s/>et<text:s/></text:span><text:span text:style-name="T639">dolore</text:span><text:span text:style-name="T640"><text:s/></text:span><text:span text:style-name="T641">magna</text:span><text:span text:style-name="T642"><text:s/></text:span><text:span text:style-name="T643">aliqua</text:span><text:span text:style-name="T644">.<text:s/></text:span><text:span text:style-name="T645">Ut</text:span><text:span text:style-name="T646"><text:s/></text:span><text:span text:style-name="T647">enim</text:span><text:span text:style-name="T648"><text:s/>ad<text:s/></text:span><text:span text:style-name="T649">minim</text:span><text:span text:style-name="T650"><text:s/></text:span><text:span text:style-name="T651">veniam</text:span><text:span text:style-name="T652">,<text:s/></text:span><text:span text:style-name="T653">quis</text:span><text:span text:style-name="T654"><text:s/></text:span><text:span text:style-name="T655">nostrud</text:span><text:span text:style-name="T656"><text:s/></text:span><text:span text:style-name="T657">exercitation</text:span><text:span text:style-name="T658"><text:s/></text:span><text:span text:style-name="T659">ullamco</text:span><text:span text:style-name="T660"><text:s/></text:span><text:span text:style-name="T661">laboris</text:span><text:span text:style-name="T662"><text:s/></text:span><text:span text:style-name="T663">nisi</text:span><text:span text:style-name="T664"><text:s/></text:span><text:span text:style-name="T665">ut</text:span><text:span text:style-name="T666"><text:s/></text:span><text:span text:style-name="T667">aliquip</text:span><text:span text:style-name="T668"><text:s/>ex<text:s/></text:span><text:span text:style-name="T669">ea</text:span><text:span text:style-name="T670"><text:s/></text:span><text:span text:style-name="T671">commodo</text:span><text:span text:style-name="T672"><text:s/></text:span><text:span text:style-name="T673">consequat</text:span><text:span text:style-name="T674">.<text:s/></text:span><text:span text:style-name="T675">Duis</text:span><text:span text:style-name="T676"><text:s/></text:span><text:span text:style-name="T677">aute</text:span><text:span text:style-name="T678"><text:s/></text:span><text:span text:style-name="T679">irure</text:span><text:span text:style-name="T680"><text:s/></text:span><text:span text:style-name="T681">dolor</text:span><text:span text:style-name="T682"><text:s/>in<text:s/></text:span><text:span text:style-name="T683">reprehenderit</text:span><text:span text:style-name="T684"><text:s/>in<text:s/></text:span><text:span text:style-name="T685">voluptate</text:span><text:span text:style-name="T686"><text:s/></text:span><text:span text:style-name="T687">velit</text:span><text:span text:style-name="T688"><text:s/>esse<text:s/></text:span><text:span text:style-name="T689">cillum</text:span><text:span text:style-name="T690"><text:s/></text:span><text:span text:style-name="T691">dolore</text:span><text:span text:style-name="T692"><text:s/></text:span><text:span text:style-name="T693">eu</text:span><text:span text:style-name="T694"><text:s/></text:span><text:span text:style-name="T695">fugiat</text:span><text:span text:style-name="T696"><text:s/></text:span><text:span text:style-name="T697">nulla</text:span><text:span text:style-name="T698"><text:s/></text:span><text:span text:style-name="T699">pariatur</text:span><text:span text:style-name="T700">.<text:s/></text:span><text:span text:style-name="T701">Excepteur</text:span><text:span text:style-name="T702"><text:s/></text:span><text:span text:style-name="T703">sint</text:span><text:span text:style-name="T704"><text:s/></text:span><text:span text:style-name="T705">occaecat</text:span><text:span text:style-name="T706"><text:s/></text:span><text:span text:style-name="T707">cupidatat</text:span><text:span text:style-name="T708"><text:s/></text:span><text:span text:style-name="T709">non</text:span><text:span text:style-name="T710"><text:s/></text:span><text:span text:style-name="T711">proident</text:span><text:span text:style-name="T712">,<text:s/></text:span><text:span text:style-name="T713">sunt</text:span><text:span text:style-name="T714"><text:s/>in<text:s/></text:span><text:span text:style-name="T715">culpa</text:span><text:span text:style-name="T716"><text:s/></text:span><text:span text:style-name="T717">qui</text:span><text:span text:style-name="T718"><text:s/></text:span><text:span text:style-name="T719">officia</text:span><text:span text:style-name="T720"><text:s/></text:span><text:span text:style-name="T721">deserunt</text:span><text:span text:style-name="T722"><text:s/></text:span><text:span text:style-name="T723">mollit</text:span><text:span text:style-name="T724"><text:s/></text:span><text:span text:style-name="T725">anim</text:span><text:span text:style-name="T726"><text:s/></text:span><text:span text:style-name="T727">id</text:span><text:span text:style-name="T728"><text:s/></text:span><text:span text:style-name="T729">est</text:span><text:span text:style-name="T730"><text:s/></text:span><text:span text:style-name="T731">laborum</text:span></text:p>
      <text:p text:style-name="P732"/>
      <text:p text:style-name="P733"><text:span text:style-name="T734">Lorem</text:span><text:span text:style-name="T735"><text:s/></text:span><text:span text:style-name="T736">ipsum</text:span><text:span text:style-name="T737"><text:s/></text:span><text:span text:style-name="T738">dolor</text:span><text:span text:style-name="T739"><text:s/></text:span><text:span text:style-name="T740">sit</text:span><text:span text:style-name="T741"><text:s/></text:span><text:span text:style-name="T742">amet</text:span><text:span text:style-name="T743">,<text:s/></text:span><text:span text:style-name="T744">consectetur</text:span><text:span text:style-name="T745"><text:s/></text:span><text:span text:style-name="T746">adipiscing</text:span><text:span text:style-name="T747"><text:s/></text:span><text:span text:style-name="T748">elit</text:span><text:span text:style-name="T749">,<text:s/></text:span><text:span text:style-name="T750">sed</text:span><text:span text:style-name="T751"><text:s/>do<text:s/></text:span><text:span text:style-name="T752">eiusmod</text:span><text:span text:style-name="T753"><text:s/></text:span><text:span text:style-name="T754">tempor</text:span><text:span text:style-name="T755"><text:s/></text:span><text:span text:style-name="T756">incididunt</text:span><text:span text:style-name="T757"><text:s/></text:span><text:span text:style-name="T758">ut</text:span><text:span text:style-name="T759"><text:s/></text:span><text:span text:style-name="T760">labore</text:span><text:span text:style-name="T761"><text:s/>et<text:s/></text:span><text:span text:style-name="T762">dolore</text:span><text:span text:style-name="T763"><text:s/></text:span><text:span text:style-name="T764">magna</text:span><text:span text:style-name="T765"><text:s/></text:span><text:span text:style-name="T766">aliqua</text:span><text:span text:style-name="T767">.<text:s/></text:span><text:span text:style-name="T768">Ut</text:span><text:span text:style-name="T769"><text:s/></text:span><text:span text:style-name="T770">enim</text:span><text:span text:style-name="T771"><text:s/>ad<text:s/></text:span><text:span text:style-name="T772">minim</text:span><text:span text:style-name="T773"><text:s/></text:span><text:span text:style-name="T774">veniam</text:span><text:span text:style-name="T775">,<text:s/></text:span><text:span text:style-name="T776">quis</text:span><text:span text:style-name="T777"><text:s/></text:span><text:span text:style-name="T778">nostrud</text:span><text:span text:style-name="T779"><text:s/></text:span><text:span text:style-name="T780">exercitation</text:span><text:span text:style-name="T781"><text:s/></text:span><text:span text:style-name="T782">ullamco</text:span><text:span text:style-name="T783"><text:s/></text:span><text:span text:style-name="T784">laboris</text:span><text:span text:style-name="T785"><text:s/></text:span><text:span text:style-name="T786">nisi</text:span><text:span text:style-name="T787"><text:s/></text:span><text:span text:style-name="T788">ut</text:span><text:span text:style-name="T789"><text:s/></text:span><text:span text:style-name="T790">aliquip</text:span><text:span text:style-name="T791"><text:s/>ex<text:s/></text:span><text:span text:style-name="T792">ea</text:span><text:span text:style-name="T793"><text:s/></text:span><text:span text:style-name="T794">commodo</text:span><text:span text:style-name="T795"><text:s/></text:span><text:span text:style-name="T796">consequat</text:span><text:span text:style-name="T797">.<text:s/></text:span><text:span text:style-name="T798">Duis</text:span><text:span text:style-name="T799"><text:s/></text:span><text:span text:style-name="T800">aute</text:span><text:span text:style-name="T801"><text:s/></text:span><text:span text:style-name="T802">irure</text:span><text:span text:style-name="T803"><text:s/></text:span><text:span text:style-name="T804">dolor</text:span><text:span text:style-name="T805"><text:s/>in<text:s/></text:span><text:span text:style-name="T806">reprehenderit</text:span><text:span text:style-name="T807"><text:s/>in<text:s/></text:span><text:span text:style-name="T808">voluptate</text:span><text:span text:style-name="T809"><text:s/></text:span><text:span text:style-name="T810">velit</text:span><text:span text:style-name="T811"><text:s/>esse<text:s/></text:span><text:span text:style-name="T812">cillum</text:span><text:span text:style-name="T813"><text:s/></text:span><text:span text:style-name="T814">dolore</text:span><text:span text:style-name="T815"><text:s/></text:span><text:span text:style-name="T816">eu</text:span><text:span text:style-name="T817"><text:s/></text:span><text:span text:style-name="T818">fugiat</text:span><text:span text:style-name="T819"><text:s/></text:span><text:span text:style-name="T820">nulla</text:span><text:span text:style-name="T821"><text:s/></text:span><text:span text:style-name="T822">pariatur</text:span><text:span text:style-name="T823">.<text:s/></text:span><text:span text:style-name="T824">Excepteur</text:span><text:span text:style-name="T825"><text:s/></text:span><text:span text:style-name="T826">sint</text:span><text:span text:style-name="T827"><text:s/></text:span><text:span text:style-name="T828">occaecat</text:span><text:span text:style-name="T829"><text:s/></text:span><text:span text:style-name="T830">cupidatat</text:span><text:span text:style-name="T831"><text:s/></text:span><text:span text:style-name="T832">non</text:span><text:span text:style-name="T833"><text:s/></text:span><text:span text:style-name="T834">proident</text:span><text:span text:style-name="T835">,<text:s/></text:span><text:span text:style-name="T836">sunt</text:span><text:span text:style-name="T837"><text:s/>in<text:s/></text:span><text:span text:style-name="T838">culpa</text:span><text:span text:style-name="T839"><text:s/></text:span><text:span text:style-name="T840">qui</text:span><text:span text:style-name="T841"><text:s/></text:span><text:span text:style-name="T842">officia</text:span><text:span text:style-name="T843"><text:s/></text:span><text:span text:style-name="T844">deserunt</text:span><text:span text:style-name="T845"><text:s/></text:span><text:span text:style-name="T846">mollit</text:span><text:span text:style-name="T847"><text:s/></text:span><text:span text:style-name="T848">anim</text:span><text:span text:style-name="T849"><text:s/></text:span><text:span text:style-name="T850">id</text:span><text:span text:style-name="T851"><text:s/></text:span><text:span text:style-name="T852">est</text:span><text:span text:style-name="T853"><text:s/></text:span><text:span text:style-name="T854">laborum</text:span></text:p>
      <text:p text:style-name="P855"/>
      <text:p text:style-name="P856"><text:span text:style-name="T857">Lorem</text:span><text:span text:style-name="T858"><text:s/></text:span><text:span text:style-name="T859">ipsum</text:span><text:span text:style-name="T860"><text:s/></text:span><text:span text:style-name="T861">dolor</text:span><text:span text:style-name="T862"><text:s/></text:span><text:span text:style-name="T863">sit</text:span><text:span text:style-name="T864"><text:s/></text:span><text:span text:style-name="T865">amet</text:span><text:span text:style-name="T866">,<text:s/></text:span><text:span text:style-name="T867">consectetur</text:span><text:span text:style-name="T868"><text:s/></text:span><text:span text:style-name="T869">adipiscing</text:span><text:span text:style-name="T870"><text:s/></text:span><text:span text:style-name="T871">elit</text:span><text:span text:style-name="T872">,<text:s/></text:span><text:span text:style-name="T873">sed</text:span><text:span text:style-name="T874"><text:s/>do<text:s/></text:span><text:span text:style-name="T875">eiusmod</text:span><text:span text:style-name="T876"><text:s/></text:span><text:span text:style-name="T877">tempor</text:span><text:span text:style-name="T878"><text:s/></text:span><text:span text:style-name="T879">incididunt</text:span><text:span text:style-name="T880"><text:s/></text:span><text:span text:style-name="T881">ut</text:span><text:span text:style-name="T882"><text:s/></text:span><text:span text:style-name="T883">labore</text:span><text:span text:style-name="T884"><text:s/>et<text:s/></text:span><text:span text:style-name="T885">dolore</text:span><text:span text:style-name="T886"><text:s/></text:span><text:span text:style-name="T887">magna</text:span><text:span text:style-name="T888"><text:s/></text:span><text:span text:style-name="T889">aliqua</text:span><text:span text:style-name="T890">.<text:s/></text:span><text:span text:style-name="T891">Ut</text:span><text:span text:style-name="T892"><text:s/></text:span><text:span text:style-name="T893">enim</text:span><text:span text:style-name="T894"><text:s/>ad<text:s/></text:span><text:span text:style-name="T895">minim</text:span><text:span text:style-name="T896"><text:s/></text:span><text:span text:style-name="T897">veniam</text:span><text:span text:style-name="T898">,<text:s/></text:span><text:span text:style-name="T899">quis</text:span><text:span text:style-name="T900"><text:s/></text:span><text:span text:style-name="T901">nostrud</text:span><text:span text:style-name="T902"><text:s/></text:span><text:span text:style-name="T903">exercitation</text:span><text:span text:style-name="T904"><text:s/></text:span><text:span text:style-name="T905">ullamco</text:span><text:span text:style-name="T906"><text:s/></text:span><text:span text:style-name="T907">laboris</text:span><text:span text:style-name="T908"><text:s/></text:span><text:span text:style-name="T909">nisi</text:span><text:span text:style-name="T910"><text:s/></text:span><text:span text:style-name="T911">ut</text:span><text:span text:style-name="T912"><text:s/></text:span><text:span text:style-name="T913">aliquip</text:span><text:span text:style-name="T914"><text:s/>ex<text:s/></text:span><text:span text:style-name="T915">ea</text:span><text:span text:style-name="T916"><text:s/></text:span><text:span text:style-name="T917">commodo</text:span><text:span text:style-name="T918"><text:s/></text:span><text:span text:style-name="T919">consequat</text:span><text:span text:style-name="T920">.<text:s/></text:span></text:p>
      <text:p text:style-name="P921"><text:span text:style-name="T922">\begin</text:span><text:span text:style-name="T923">{figure}[H]</text:span></text:p>
      <text:p text:style-name="P924"><text:span text:style-name="T925"><text:s text:c="2"/></text:span><text:span text:style-name="T926">\centering</text:span></text:p>
      <text:p text:style-name="P927"><text:span text:style-name="T928"><text:s text:c="2"/></text:span><text:span text:style-name="T929">\includegraphics</text:span><text:span text:style-name="T930">[</text:span><text:span text:style-name="T931">width</text:span><text:span text:style-name="T932">=0.5</text:span><text:span text:style-name="T933">\textwidth</text:span><text:span text:style-name="T934">]{</text:span><text:span text:style-name="T935">images</text:span><text:span text:style-name="T936">/</text:span><text:span text:style-name="T937">gull</text:span><text:span text:style-name="T938">.</text:span><text:span text:style-name="T939">png</text:span><text:span text:style-name="T940">}</text:span></text:p>
      <text:p text:style-name="P941"><text:span text:style-name="T942"><text:s text:c="2"/></text:span><text:span text:style-name="T943">\caption</text:span><text:span text:style-name="T944">{A picture<text:s/></text:span><text:span text:style-name="T945">of</text:span><text:span text:style-name="T946"><text:s/>a<text:s/></text:span><text:span text:style-name="T947">gull</text:span><text:span text:style-name="T948">.}</text:span></text:p>
      <text:p text:style-name="P949"><text:span text:style-name="T950">\end</text:span><text:span text:style-name="T951">{figure}</text:span></text:p>
      <text:p text:style-name="P952"><text:span text:style-name="T953">Duis</text:span><text:span text:style-name="T954"><text:s/></text:span><text:span text:style-name="T955">aute</text:span><text:span text:style-name="T956"><text:s/></text:span><text:span text:style-name="T957">irure</text:span><text:span text:style-name="T958"><text:s/></text:span><text:span text:style-name="T959">dolor</text:span><text:span text:style-name="T960"><text:s/>in<text:s/></text:span><text:span text:style-name="T961">reprehenderit</text:span><text:span text:style-name="T962"><text:s/>in<text:s/></text:span><text:span text:style-name="T963">voluptate</text:span><text:span text:style-name="T964"><text:s/></text:span><text:span text:style-name="T965">velit</text:span><text:span text:style-name="T966"><text:s/>esse<text:s/></text:span><text:span text:style-name="T967">cillum</text:span><text:span text:style-name="T968"><text:s/></text:span><text:span text:style-name="T969">dolore</text:span><text:span text:style-name="T970"><text:s/></text:span><text:span text:style-name="T971">eu</text:span><text:span text:style-name="T972"><text:s/></text:span><text:span text:style-name="T973">fugiat</text:span><text:span text:style-name="T974"><text:s/></text:span><text:span text:style-name="T975">nulla</text:span><text:span text:style-name="T976"><text:s/></text:span><text:span text:style-name="T977">pariatur</text:span><text:span text:style-name="T978">.<text:s/></text:span><text:span text:style-name="T979">Excepteur</text:span><text:span text:style-name="T980"><text:s/></text:span><text:span text:style-name="T981">sint</text:span><text:span text:style-name="T982"><text:s/></text:span><text:span text:style-name="T983">occaecat</text:span><text:span text:style-name="T984"><text:s/></text:span><text:span text:style-name="T985">cupidatat</text:span><text:span text:style-name="T986"><text:s/></text:span><text:span text:style-name="T987">non</text:span><text:span text:style-name="T988"><text:s/></text:span><text:span text:style-name="T989">proident</text:span><text:span text:style-name="T990">,<text:s/></text:span><text:span text:style-name="T991">sunt</text:span><text:span text:style-name="T992"><text:s/>in<text:s/></text:span><text:span text:style-name="T993">culpa</text:span><text:span text:style-name="T994"><text:s/></text:span><text:span text:style-name="T995">qui</text:span><text:span text:style-name="T996"><text:s/></text:span><text:span text:style-name="T997">officia</text:span><text:span text:style-name="T998"><text:s/></text:span><text:span text:style-name="T999">deserunt</text:span><text:span text:style-name="T1000"><text:s/></text:span><text:span text:style-name="T1001">mollit</text:span><text:span text:style-name="T1002"><text:s/></text:span><text:span text:style-name="T1003">anim</text:span><text:span text:style-name="T1004"><text:s/></text:span><text:span text:style-name="T1005">id</text:span><text:span text:style-name="T1006"><text:s/></text:span><text:span text:style-name="T1007">est</text:span><text:span text:style-name="T1008"><text:s/></text:span><text:span text:style-name="T1009">laborum</text:span></text:p>
      <text:p text:style-name="P1010"/>
      <text:p text:style-name="P1011"><text:span text:style-name="T1012">Lorem</text:span><text:span text:style-name="T1013"><text:s/></text:span><text:span text:style-name="T1014">ipsum</text:span><text:span text:style-name="T1015"><text:s/></text:span><text:span text:style-name="T1016">dolor</text:span><text:span text:style-name="T1017"><text:s/></text:span><text:span text:style-name="T1018">sit</text:span><text:span text:style-name="T1019"><text:s/></text:span><text:span text:style-name="T1020">amet</text:span><text:span text:style-name="T1021">,<text:s/></text:span><text:span text:style-name="T1022">consectetur</text:span><text:span text:style-name="T1023"><text:s/></text:span><text:span text:style-name="T1024">adipiscing</text:span><text:span text:style-name="T1025"><text:s/></text:span><text:span text:style-name="T1026">elit</text:span><text:span text:style-name="T1027">,<text:s/></text:span><text:span text:style-name="T1028">sed</text:span><text:span text:style-name="T1029"><text:s/>do<text:s/></text:span><text:span text:style-name="T1030">eiusmod</text:span><text:span text:style-name="T1031"><text:s/></text:span><text:span text:style-name="T1032">tempor</text:span><text:span text:style-name="T1033"><text:s/></text:span><text:span text:style-name="T1034">incididunt</text:span><text:span text:style-name="T1035"><text:s/></text:span><text:span text:style-name="T1036">ut</text:span><text:span text:style-name="T1037"><text:s/></text:span><text:span text:style-name="T1038">labore</text:span><text:span text:style-name="T1039"><text:s/>et<text:s/></text:span><text:span text:style-name="T1040">dolore</text:span><text:span text:style-name="T1041"><text:s/></text:span><text:span text:style-name="T1042">magna</text:span><text:span text:style-name="T1043"><text:s/></text:span><text:span text:style-name="T1044">aliqua</text:span><text:span text:style-name="T1045">.<text:s/></text:span><text:span text:style-name="T1046">Ut</text:span><text:span text:style-name="T1047"><text:s/></text:span><text:span text:style-name="T1048">enim</text:span><text:span text:style-name="T1049"><text:s/>ad<text:s/></text:span><text:span text:style-name="T1050">minim</text:span><text:span text:style-name="T1051"><text:s/></text:span><text:span text:style-name="T1052">veniam</text:span><text:span text:style-name="T1053">,<text:s/></text:span><text:span text:style-name="T1054">quis</text:span><text:span text:style-name="T1055"><text:s/></text:span><text:span text:style-name="T1056">nostrud</text:span><text:span text:style-name="T1057"><text:s/></text:span><text:span text:style-name="T1058">exercitation</text:span><text:span text:style-name="T1059"><text:s/></text:span><text:span text:style-name="T1060">ullamco</text:span><text:span text:style-name="T1061"><text:s/></text:span><text:span text:style-name="T1062">laboris</text:span><text:span text:style-name="T1063"><text:s/></text:span><text:span text:style-name="T1064">nisi</text:span><text:span text:style-name="T1065"><text:s/></text:span><text:span text:style-name="T1066">ut</text:span><text:span text:style-name="T1067"><text:s/></text:span><text:span text:style-name="T1068">aliquip</text:span><text:span text:style-name="T1069"><text:s/>ex<text:s/></text:span><text:span text:style-name="T1070">ea</text:span><text:span text:style-name="T1071"><text:s/></text:span><text:span text:style-name="T1072">commodo</text:span><text:span text:style-name="T1073"><text:s/></text:span><text:span text:style-name="T1074">consequat</text:span><text:span text:style-name="T1075">.<text:s/></text:span><text:span text:style-name="T1076">Duis</text:span><text:span text:style-name="T1077"><text:s/></text:span><text:span text:style-name="T1078">aute</text:span><text:span text:style-name="T1079"><text:s/></text:span><text:span text:style-name="T1080">irure</text:span><text:span text:style-name="T1081"><text:s/></text:span><text:span text:style-name="T1082">dolor</text:span><text:span text:style-name="T1083"><text:s/>in<text:s/></text:span><text:span text:style-name="T1084">reprehenderit</text:span><text:span text:style-name="T1085"><text:s/>in<text:s/></text:span><text:span text:style-name="T1086">voluptate</text:span><text:span text:style-name="T1087"><text:s/></text:span><text:span text:style-name="T1088">velit</text:span><text:span text:style-name="T1089"><text:s/>esse<text:s/></text:span><text:span text:style-name="T1090">cillum</text:span><text:span text:style-name="T1091"><text:s/></text:span><text:span text:style-name="T1092">dolore</text:span><text:span text:style-name="T1093"><text:s/></text:span><text:span text:style-name="T1094">eu</text:span><text:span text:style-name="T1095"><text:s/></text:span><text:span text:style-name="T1096">fugiat</text:span><text:span text:style-name="T1097"><text:s/></text:span><text:span text:style-name="T1098">nulla</text:span><text:span text:style-name="T1099"><text:s/></text:span><text:span text:style-name="T1100">pariatur</text:span><text:span text:style-name="T1101">.<text:s/></text:span><text:span text:style-name="T1102">Excepteur</text:span><text:span text:style-name="T1103"><text:s/></text:span><text:span text:style-name="T1104">sint</text:span><text:span text:style-name="T1105"><text:s/></text:span><text:span text:style-name="T1106">occaecat</text:span><text:span text:style-name="T1107"><text:s/></text:span><text:span text:style-name="T1108">cupidatat</text:span><text:span text:style-name="T1109"><text:s/></text:span><text:span text:style-name="T1110">non</text:span><text:span text:style-name="T1111"><text:s/></text:span><text:span text:style-name="T1112">proident</text:span><text:span text:style-name="T1113">,<text:s/></text:span><text:span text:style-name="T1114">sunt</text:span><text:span text:style-name="T1115"><text:s/>in<text:s/></text:span><text:span text:style-name="T1116">culpa</text:span><text:span text:style-name="T1117"><text:s/></text:span><text:span text:style-name="T1118">qui</text:span><text:span text:style-name="T1119"><text:s/></text:span><text:span text:style-name="T1120">officia</text:span><text:span text:style-name="T1121"><text:s/></text:span><text:span text:style-name="T1122">deserunt</text:span><text:span text:style-name="T1123"><text:s/></text:span><text:span text:style-name="T1124">mollit</text:span><text:span text:style-name="T1125"><text:s/></text:span><text:span text:style-name="T1126">anim</text:span><text:span text:style-name="T1127"><text:s/></text:span><text:span text:style-name="T1128">id</text:span><text:span text:style-name="T1129"><text:s/></text:span><text:span text:style-name="T1130">est</text:span><text:span text:style-name="T1131"><text:s/></text:span><text:span text:style-name="T1132">laborum</text:span></text:p>
      <text:p text:style-name="P1133"/>
      <text:p text:style-name="P1134"/>
      <text:p text:style-name="P1135"><text:span text:style-name="T1136">% keep an blank line above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Hill</meta:initial-creator>
    <dc:creator>Alex Hill</dc:creator>
    <meta:creation-date>2017-04-12T09:28:00Z</meta:creation-date>
    <dc:date>2017-04-12T09:29:00Z</dc:date>
    <meta:template xlink:href="Normal.dotm" xlink:type="simple"/>
    <meta:editing-cycles>1</meta:editing-cycles>
    <meta:editing-duration>PT0S</meta:editing-duration>
    <meta:document-statistic meta:page-count="2" meta:paragraph-count="9" meta:word-count="680" meta:character-count="4961" meta:row-count="35" meta:non-whitespace-character-count="4290"/>
  </office:meta>
</office:document-meta>
</file>